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4.272cm"/>
    </style:style>
    <style:style style:name="co15" style:family="table-column">
      <style:table-column-properties fo:break-before="auto" style:column-width="4.523cm"/>
    </style:style>
    <style:style style:name="co16" style:family="table-column">
      <style:table-column-properties fo:break-before="auto" style:column-width="3.191cm"/>
    </style:style>
    <style:style style:name="co17" style:family="table-column">
      <style:table-column-properties fo:break-before="auto" style:column-width="4.466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6.63cm"/>
    </style:style>
    <style:style style:name="co20" style:family="table-column">
      <style:table-column-properties fo:break-before="auto" style:column-width="6.216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3.718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801cm"/>
    </style:style>
    <style:style style:name="co29" style:family="table-column">
      <style:table-column-properties fo:break-before="auto" style:column-width="3.967cm"/>
    </style:style>
    <style:style style:name="co30" style:family="table-column">
      <style:table-column-properties fo:break-before="auto" style:column-width="1.64cm"/>
    </style:style>
    <style:style style:name="co31" style:family="table-column">
      <style:table-column-properties fo:break-before="auto" style:column-width="3.651cm"/>
    </style:style>
    <style:style style:name="co32" style:family="table-column">
      <style:table-column-properties fo:break-before="auto" style:column-width="3.496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2.275cm"/>
    </style:style>
    <style:style style:name="co35" style:family="table-column">
      <style:table-column-properties fo:break-before="auto" style:column-width="4.939cm"/>
    </style:style>
    <style:style style:name="co36" style:family="table-column">
      <style:table-column-properties fo:break-before="auto" style:column-width="2.496cm"/>
    </style:style>
    <style:style style:name="co37" style:family="table-column">
      <style:table-column-properties fo:break-before="auto" style:column-width="4.217cm"/>
    </style:style>
    <style:style style:name="co38" style:family="table-column">
      <style:table-column-properties fo:break-before="auto" style:column-width="3.939cm"/>
    </style:style>
    <style:style style:name="co39" style:family="table-column">
      <style:table-column-properties fo:break-before="auto" style:column-width="1.931cm"/>
    </style:style>
    <style:style style:name="co40" style:family="table-column">
      <style:table-column-properties fo:break-before="auto" style:column-width="4.3cm"/>
    </style:style>
    <style:style style:name="co41" style:family="table-column">
      <style:table-column-properties fo:break-before="auto" style:column-width="3.551cm"/>
    </style:style>
    <style:style style:name="co42" style:family="table-column">
      <style:table-column-properties fo:break-before="auto" style:column-width="4.35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5-31">
            <text:p>Sunday, May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8-31">
            <text:p>Monday, August 31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9-30">
            <text:p>Wednesday, September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39994">
            <text:p>30 June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2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5-31">
            <text:p>Sunday, May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8-31">
            <text:p>Monday, August 31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9-30">
            <text:p>Wednesday, September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39994">
            <text:p>30 June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4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5-31">
            <text:p>Sunday, May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8-31">
            <text:p>Monday, August 31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9-30">
            <text:p>Wednesday, September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39994">
            <text:p>30 June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5-31">
            <text:p>Sunday, May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8-31">
            <text:p>Monday, August 31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9-30">
            <text:p>Wednesday, September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39994">
            <text:p>30 June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5-31">
            <text:p>Sunday, May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5-31">
            <text:p>Sunday, May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8-31">
            <text:p>Monday, August 31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09-30">
            <text:p>Wednesday, September 30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39994">
            <text:p>30 June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6">
        <table:table-column table:style-name="co18" table:default-cell-style-name="ce71"/>
        <table:table-column table:style-name="co19" table:default-cell-style-name="ce77"/>
        <table:table-column table:style-name="co20" table:default-cell-style-name="ce77"/>
        <table:table-column table:style-name="co21" table:number-columns-repeated="8" table:default-cell-style-name="ce84"/>
        <table:table-column table:style-name="co22" table:default-cell-style-name="ce71"/>
        <table:table-column table:style-name="co10" table:default-cell-style-name="ce96"/>
        <table:table-column table:style-name="co22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8]" office:value-type="date" office:date-value="2009-03-31">
            <text:p>Tuesday, March 31, 2009</text:p>
          </table:table-cell>
          <table:table-cell table:style-name="ce75" table:formula="of:=[.B5]" office:value-type="date" office:date-value="2009-04-30">
            <text:p>Thursday, April 30, 2009</text:p>
          </table:table-cell>
          <table:table-cell table:style-name="ce82" table:formula="of:=[$S0309.$H$1]" office:value-type="float" office:value="0">
            <text:p>0.00 </text:p>
          </table:table-cell>
          <table:table-cell table:style-name="ce86"/>
          <table:table-cell table:style-name="ce86" table:formula="of:=[$S0309.$G$1]" office:value-type="float" office:value="0">
            <text:p>0.00 </text:p>
          </table:table-cell>
          <table:table-cell table:style-name="ce86"/>
          <table:table-cell table:style-name="ce86" table:formula="of:=[$P0309.$H$1]" office:value-type="float" office:value="0">
            <text:p>0.00 </text:p>
          </table:table-cell>
          <table:table-cell table:style-name="ce86"/>
          <table:table-cell table:style-name="ce86" table:formula="of:=[$P03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UK/UK%202009-2010%20Company/UK%202010-04-30%20(Apr10)%20Company%20OO/Sales.ods'#$May09.$G$4]&gt;0;['file:///C:/Users/Antony/diy/UK/UK%202009-2010%20Company/UK%202010-04-30%20(Apr10)%20Company%20OO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10]" office:value-type="date" office:date-value="2009-04-30">
            <text:p>Thursday, April 30, 2009</text:p>
          </table:table-cell>
          <table:table-cell table:style-name="ce75" table:formula="of:=[.B6]" office:value-type="date" office:date-value="2009-05-31">
            <text:p>Sunday, May 31, 2009</text:p>
          </table:table-cell>
          <table:table-cell table:style-name="ce82" table:formula="of:=[$S0409.$H$1]" office:value-type="float" office:value="0">
            <text:p>0.00 </text:p>
          </table:table-cell>
          <table:table-cell table:style-name="ce86"/>
          <table:table-cell table:style-name="ce86" table:formula="of:=[$S0409.$G$1]" office:value-type="float" office:value="0">
            <text:p>0.00 </text:p>
          </table:table-cell>
          <table:table-cell table:style-name="ce86"/>
          <table:table-cell table:style-name="ce86" table:formula="of:=[$P0409.$H$1]" office:value-type="float" office:value="0">
            <text:p>0.00 </text:p>
          </table:table-cell>
          <table:table-cell table:style-name="ce86"/>
          <table:table-cell table:style-name="ce86" table:formula="of:=[$P04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UK/UK%202009-2010%20Company/UK%202010-04-30%20(Apr10)%20Company%20OO/Sales.ods'#$May09.$G$4]&gt;0;['file:///C:/Users/Antony/diy/UK/UK%202009-2010%20Company/UK%202010-04-30%20(Apr10)%20Company%20OO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12]" office:value-type="date" office:date-value="2009-05-31">
            <text:p>Sunday, May 31, 2009</text:p>
          </table:table-cell>
          <table:table-cell table:style-name="ce75" table:formula="of:=[.B7]" office:value-type="date" office:date-value="2009-06-30">
            <text:p>Tuesday, June 30, 2009</text:p>
          </table:table-cell>
          <table:table-cell table:style-name="ce82" table:formula="of:=['file:///C:/Users/Antony/diy/UK/UK%202009-2010%20Company/UK%202010-04-30%20(Apr10)%20Company%20OO/Sales.ods'#$May09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May09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May09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May09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May09.$G$4]&gt;0;['file:///C:/Users/Antony/diy/UK/UK%202009-2010%20Company/UK%202010-04-30%20(Apr10)%20Company%20OO/Sales.ods'#$May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14]" office:value-type="date" office:date-value="2009-06-30">
            <text:p>Tuesday, June 30, 2009</text:p>
          </table:table-cell>
          <table:table-cell table:style-name="ce75" table:formula="of:=[.B8]" office:value-type="date" office:date-value="2009-07-31">
            <text:p>Friday, July 31, 2009</text:p>
          </table:table-cell>
          <table:table-cell table:style-name="ce82" table:formula="of:=['file:///C:/Users/Antony/diy/UK/UK%202009-2010%20Company/UK%202010-04-30%20(Apr10)%20Company%20OO/Sales.ods'#$Jun09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Jun09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Jun09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Jun09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Jun09.$G$4]&gt;0;['file:///C:/Users/Antony/diy/UK/UK%202009-2010%20Company/UK%202010-04-30%20(Apr10)%20Company%20OO/Sales.ods'#$Jun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16]" office:value-type="date" office:date-value="2009-07-31">
            <text:p>Friday, July 31, 2009</text:p>
          </table:table-cell>
          <table:table-cell table:style-name="ce75" table:formula="of:=[.B9]" office:value-type="date" office:date-value="2009-08-31">
            <text:p>Monday, August 31, 2009</text:p>
          </table:table-cell>
          <table:table-cell table:style-name="ce82" table:formula="of:=['file:///C:/Users/Antony/diy/UK/UK%202009-2010%20Company/UK%202010-04-30%20(Apr10)%20Company%20OO/Sales.ods'#$Jul09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Jul09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Jul09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Jul09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Jul09.$G$4]&gt;0;['file:///C:/Users/Antony/diy/UK/UK%202009-2010%20Company/UK%202010-04-30%20(Apr10)%20Company%20OO/Sales.ods'#$Jul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18]" office:value-type="date" office:date-value="2009-08-31">
            <text:p>Monday, August 31, 2009</text:p>
          </table:table-cell>
          <table:table-cell table:style-name="ce75" table:formula="of:=[.B10]" office:value-type="date" office:date-value="2009-09-30">
            <text:p>Wednesday, September 30, 2009</text:p>
          </table:table-cell>
          <table:table-cell table:style-name="ce82" table:formula="of:=['file:///C:/Users/Antony/diy/UK/UK%202009-2010%20Company/UK%202010-04-30%20(Apr10)%20Company%20OO/Sales.ods'#$Aug09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Aug09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Aug09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Aug09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Aug09.$G$4]&gt;0;['file:///C:/Users/Antony/diy/UK/UK%202009-2010%20Company/UK%202010-04-30%20(Apr10)%20Company%20OO/Sales.ods'#$Aug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20]" office:value-type="date" office:date-value="2009-09-30">
            <text:p>Wednesday, September 30, 2009</text:p>
          </table:table-cell>
          <table:table-cell table:style-name="ce75" table:formula="of:=[.B11]" office:value-type="date" office:date-value="2009-10-31">
            <text:p>Saturday, October 31, 2009</text:p>
          </table:table-cell>
          <table:table-cell table:style-name="ce82" table:formula="of:=['file:///C:/Users/Antony/diy/UK/UK%202009-2010%20Company/UK%202010-04-30%20(Apr10)%20Company%20OO/Sales.ods'#$Sep09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Sep09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Sep09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Sep09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Sep09.$G$4]&gt;0;['file:///C:/Users/Antony/diy/UK/UK%202009-2010%20Company/UK%202010-04-30%20(Apr10)%20Company%20OO/Sales.ods'#$Sep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22]" office:value-type="date" office:date-value="2009-10-31">
            <text:p>Saturday, October 31, 2009</text:p>
          </table:table-cell>
          <table:table-cell table:style-name="ce75" table:formula="of:=[.B12]" office:value-type="date" office:date-value="2009-11-30">
            <text:p>Monday, November 30, 2009</text:p>
          </table:table-cell>
          <table:table-cell table:style-name="ce82" table:formula="of:=['file:///C:/Users/Antony/diy/UK/UK%202009-2010%20Company/UK%202010-04-30%20(Apr10)%20Company%20OO/Sales.ods'#$Oct09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Oct09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Oct09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Oct09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Oct09.$G$4]&gt;0;['file:///C:/Users/Antony/diy/UK/UK%202009-2010%20Company/UK%202010-04-30%20(Apr10)%20Company%20OO/Sales.ods'#$Oct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24]" office:value-type="date" office:date-value="2009-11-30">
            <text:p>Monday, November 30, 2009</text:p>
          </table:table-cell>
          <table:table-cell table:style-name="ce75" table:formula="of:=[.B13]" office:value-type="date" office:date-value="2009-12-31">
            <text:p>Thursday, December 31, 2009</text:p>
          </table:table-cell>
          <table:table-cell table:style-name="ce82" table:formula="of:=['file:///C:/Users/Antony/diy/UK/UK%202009-2010%20Company/UK%202010-04-30%20(Apr10)%20Company%20OO/Sales.ods'#$Nov09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Nov09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Nov09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Nov09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Nov09.$G$4]&gt;0;['file:///C:/Users/Antony/diy/UK/UK%202009-2010%20Company/UK%202010-04-30%20(Apr10)%20Company%20OO/Sales.ods'#$Nov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26]" office:value-type="date" office:date-value="2009-12-31">
            <text:p>Thursday, December 31, 2009</text:p>
          </table:table-cell>
          <table:table-cell table:style-name="ce75" table:formula="of:=[.B14]" office:value-type="date" office:date-value="2010-01-31">
            <text:p>Sunday, January 31, 2010</text:p>
          </table:table-cell>
          <table:table-cell table:style-name="ce82" table:formula="of:=['file:///C:/Users/Antony/diy/UK/UK%202009-2010%20Company/UK%202010-04-30%20(Apr10)%20Company%20OO/Sales.ods'#$Dec09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Dec09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Dec09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Dec09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Dec09.$G$4]&gt;0;['file:///C:/Users/Antony/diy/UK/UK%202009-2010%20Company/UK%202010-04-30%20(Apr10)%20Company%20OO/Sales.ods'#$Dec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28]" office:value-type="date" office:date-value="2010-01-31">
            <text:p>Sunday, January 31, 2010</text:p>
          </table:table-cell>
          <table:table-cell table:style-name="ce75" table:formula="of:=[.B15]" office:value-type="date" office:date-value="2010-02-28">
            <text:p>Sunday, February 28, 2010</text:p>
          </table:table-cell>
          <table:table-cell table:style-name="ce82" table:formula="of:=['file:///C:/Users/Antony/diy/UK/UK%202009-2010%20Company/UK%202010-04-30%20(Apr10)%20Company%20OO/Sales.ods'#$Jan10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Jan10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Jan10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Jan10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Jan10.$G$4]&gt;0;['file:///C:/Users/Antony/diy/UK/UK%202009-2010%20Company/UK%202010-04-30%20(Apr10)%20Company%20OO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30]" office:value-type="date" office:date-value="2010-02-28">
            <text:p>Sunday, February 28, 2010</text:p>
          </table:table-cell>
          <table:table-cell table:style-name="ce75" table:formula="of:=[.B16]" office:value-type="date" office:date-value="2010-03-31">
            <text:p>Wednesday, March 31, 2010</text:p>
          </table:table-cell>
          <table:table-cell table:style-name="ce82" table:formula="of:=['file:///C:/Users/Antony/diy/UK/UK%202009-2010%20Company/UK%202010-04-30%20(Apr10)%20Company%20OO/Sales.ods'#$Feb10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Feb10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Feb10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Feb10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Feb10.$G$4]&gt;0;['file:///C:/Users/Antony/diy/UK/UK%202009-2010%20Company/UK%202010-04-30%20(Apr10)%20Company%20OO/Sales.ods'#$Feb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32]" office:value-type="date" office:date-value="2010-03-31">
            <text:p>Wednesday, March 31, 2010</text:p>
          </table:table-cell>
          <table:table-cell table:style-name="ce75" table:formula="of:=[.B17]" office:value-type="date" office:date-value="2010-04-30">
            <text:p>Friday, April 30, 2010</text:p>
          </table:table-cell>
          <table:table-cell table:style-name="ce82" table:formula="of:=['file:///C:/Users/Antony/diy/UK/UK%202009-2010%20Company/UK%202010-04-30%20(Apr10)%20Company%20OO/Sales.ods'#$Mar10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Mar10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Mar10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Mar10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Mar10.$G$4]&gt;0;['file:///C:/Users/Antony/diy/UK/UK%202009-2010%20Company/UK%202010-04-30%20(Apr10)%20Company%20OO/Sales.ods'#$Ma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34]" office:value-type="date" office:date-value="2010-04-30">
            <text:p>Friday, April 30, 2010</text:p>
          </table:table-cell>
          <table:table-cell table:style-name="ce75" table:formula="of:=[.B18]" office:value-type="date" office:date-value="2010-05-31">
            <text:p>Monday, May 31, 2010</text:p>
          </table:table-cell>
          <table:table-cell table:style-name="ce82" table:formula="of:=['file:///C:/Users/Antony/diy/UK/UK%202009-2010%20Company/UK%202010-04-30%20(Apr10)%20Company%20OO/Sales.ods'#$Apr10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Sales.ods'#$Apr10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Apr10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UK/UK%202009-2010%20Company/UK%202010-04-30%20(Apr10)%20Company%20OO/Purchases.ods'#$Apr10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Apr10.$G$4]&gt;0;['file:///C:/Users/Antony/diy/UK/UK%202009-2010%20Company/UK%202010-04-30%20(Apr10)%20Company%20OO/Sales.ods'#$Ap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36]" office:value-type="date" office:date-value="2010-05-31">
            <text:p>Monday, May 31, 2010</text:p>
          </table:table-cell>
          <table:table-cell table:style-name="ce75" table:formula="of:=[.B19]" office:value-type="date" office:date-value="2010-06-30">
            <text:p>Wednesday, June 30, 2010</text:p>
          </table:table-cell>
          <table:table-cell table:style-name="ce82" table:formula="of:=[$S0510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510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510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510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Apr10.$G$4]&gt;0;['file:///C:/Users/Antony/diy/UK/UK%202009-2010%20Company/UK%202010-04-30%20(Apr10)%20Company%20OO/Sales.ods'#$Ap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UK/UK%202009-2010%20Company/UK%202010-04-30%20(Apr10)%20Company%20OO/Financialaccounts.ods'#$Admin.$B$38]" office:value-type="date" office:date-value="2010-06-30">
            <text:p>Wednesday, June 30, 2010</text:p>
          </table:table-cell>
          <table:table-cell table:style-name="ce78" table:formula="of:=['file:///C:/Users/Antony/diy/UK/UK%202009-2010%20Company/UK%202010-04-30%20(Apr10)%20Company%20OO/Financialaccounts.ods'#$Admin.$B$40]" office:value-type="date" office:date-value="2010-07-31">
            <text:p>Saturday, July 31, 2010</text:p>
          </table:table-cell>
          <table:table-cell table:style-name="ce82" table:formula="of:=[$S0610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610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610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610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UK/UK%202009-2010%20Company/UK%202010-04-30%20(Apr10)%20Company%20OO/Sales.ods'#$Apr10.$G$4]&gt;0;['file:///C:/Users/Antony/diy/UK/UK%202009-2010%20Company/UK%202010-04-30%20(Apr10)%20Company%20OO/Sales.ods'#$Ap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409" table:style-name="ta7">
        <table:table-column table:style-name="co10" table:default-cell-style-name="ce104"/>
        <table:table-column table:style-name="co23" table:default-cell-style-name="ce107"/>
        <table:table-column table:style-name="co24" table:default-cell-style-name="ce110"/>
        <table:table-column table:style-name="co25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04-30%20(Apr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04-30%20(Apr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style-name="ce105"/>
          <table:table-cell table:number-columns-repeated="4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09" table:style-name="ta7">
        <table:table-column table:style-name="co10" table:default-cell-style-name="ce104"/>
        <table:table-column table:style-name="co23" table:default-cell-style-name="ce107"/>
        <table:table-column table:style-name="co28" table:default-cell-style-name="ce110"/>
        <table:table-column table:style-name="co25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04-30%20(Apr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04-30%20(Apr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0" table:style-name="ta7">
        <table:table-column table:style-name="co10" table:default-cell-style-name="ce104"/>
        <table:table-column table:style-name="co23" table:default-cell-style-name="ce107"/>
        <table:table-column table:style-name="co29" table:default-cell-style-name="ce110"/>
        <table:table-column table:style-name="co25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04-30%20(Apr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04-30%20(Apr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610" table:style-name="ta7">
        <table:table-column table:style-name="co10" table:default-cell-style-name="ce104"/>
        <table:table-column table:style-name="co23" table:default-cell-style-name="ce107"/>
        <table:table-column table:style-name="co14" table:default-cell-style-name="ce110"/>
        <table:table-column table:style-name="co25" table:default-cell-style-name="ce110"/>
        <table:table-column table:style-name="co26" table:default-cell-style-name="ce115"/>
        <table:table-column table:style-name="co4" table:default-cell-style-name="ce119"/>
        <table:table-column table:style-name="co27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ntony/diy/UK/UK%202009-2010%20Company/UK%202010-04-30%20(Apr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ntony/diy/UK/UK%202009-2010%20Company/UK%202010-04-30%20(Apr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09" table:style-name="ta8">
        <table:table-column table:style-name="co30" table:default-cell-style-name="ce129"/>
        <table:table-column table:style-name="co31" table:default-cell-style-name="ce131"/>
        <table:table-column table:style-name="co32" table:default-cell-style-name="ce135"/>
        <table:table-column table:style-name="co2" table:default-cell-style-name="ce140"/>
        <table:table-column table:style-name="co33" table:default-cell-style-name="ce132"/>
        <table:table-column table:style-name="co34" table:default-cell-style-name="ce145"/>
        <table:table-column table:style-name="co35" table:default-cell-style-name="ce145"/>
        <table:table-column table:style-name="co21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UK/UK%202009-2010%20Company/UK%202010-04-30%20(Apr10)%20Company%20OO/Purchases.ods'#$OpeningCreditors.$H$2]" office:value-type="string" office:string-value="Purchases           Net of Vat">
            <text:p>Purchases <text:s text:c="10"/>Net of Vat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09" table:style-name="ta7">
        <table:table-column table:style-name="co30" table:default-cell-style-name="ce129"/>
        <table:table-column table:style-name="co31" table:default-cell-style-name="ce131"/>
        <table:table-column table:style-name="co14" table:default-cell-style-name="ce135"/>
        <table:table-column table:style-name="co2" table:default-cell-style-name="ce140"/>
        <table:table-column table:style-name="co33" table:default-cell-style-name="ce132"/>
        <table:table-column table:style-name="co36" table:default-cell-style-name="ce145"/>
        <table:table-column table:style-name="co37" table:default-cell-style-name="ce145"/>
        <table:table-column table:style-name="co21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UK/UK%202009-2010%20Company/UK%202010-04-30%20(Apr10)%20Company%20OO/Purchases.ods'#$OpeningCreditors.$H$2]" office:value-type="string" office:string-value="Purchases           Net of Vat">
            <text:p>Purchases <text:s text:c="10"/>Net of Vat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0" table:style-name="ta7">
        <table:table-column table:style-name="co30" table:default-cell-style-name="ce129"/>
        <table:table-column table:style-name="co31" table:default-cell-style-name="ce131"/>
        <table:table-column table:style-name="co38" table:default-cell-style-name="ce135"/>
        <table:table-column table:style-name="co2" table:default-cell-style-name="ce140"/>
        <table:table-column table:style-name="co33" table:default-cell-style-name="ce132"/>
        <table:table-column table:style-name="co39" table:default-cell-style-name="ce145"/>
        <table:table-column table:style-name="co40" table:default-cell-style-name="ce145"/>
        <table:table-column table:style-name="co21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UK/UK%202009-2010%20Company/UK%202010-04-30%20(Apr10)%20Company%20OO/Purchases.ods'#$ClosingCreditors.$H$2]" office:value-type="string" office:string-value="Purchases           Net of Vat">
            <text:p>Purchases <text:s text:c="10"/>Net of Vat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10" table:style-name="ta7">
        <table:table-column table:style-name="co30" table:default-cell-style-name="ce129"/>
        <table:table-column table:style-name="co31" table:default-cell-style-name="ce131"/>
        <table:table-column table:style-name="co41" table:default-cell-style-name="ce135"/>
        <table:table-column table:style-name="co2" table:default-cell-style-name="ce140"/>
        <table:table-column table:style-name="co33" table:default-cell-style-name="ce132"/>
        <table:table-column table:style-name="co42" table:default-cell-style-name="ce145"/>
        <table:table-column table:style-name="co40" table:default-cell-style-name="ce145"/>
        <table:table-column table:style-name="co21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4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UK/UK%202009-2010%20Company/UK%202010-04-30%20(Apr10)%20Company%20OO/Purchases.ods'#$ClosingCreditors.$H$2]" office:value-type="string" office:string-value="Purchases           Net of Vat">
            <text:p>Purchases <text:s text:c="10"/>Net of Vat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UK/UK%202009-2010%20Company/UK%202010-04-30%20(Apr10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May09" table:print="false" table:style-name="ta_extref">
        <table:table-source xlink:href="../Sales.ods" table:table-name="May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Jun09" table:print="false" table:style-name="ta_extref">
        <table:table-source xlink:href="../Sales.ods" table:table-name="Jun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Jul09" table:print="false" table:style-name="ta_extref">
        <table:table-source xlink:href="../Sales.ods" table:table-name="Jul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Aug09" table:print="false" table:style-name="ta_extref">
        <table:table-source xlink:href="../Sales.ods" table:table-name="Aug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Sep09" table:print="false" table:style-name="ta_extref">
        <table:table-source xlink:href="../Sales.ods" table:table-name="Sep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Oct09" table:print="false" table:style-name="ta_extref">
        <table:table-source xlink:href="../Sales.ods" table:table-name="Oct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Nov09" table:print="false" table:style-name="ta_extref">
        <table:table-source xlink:href="../Sales.ods" table:table-name="Nov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Dec09" table:print="false" table:style-name="ta_extref">
        <table:table-source xlink:href="../Sal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Jan10" table:print="false" table:style-name="ta_extref">
        <table:table-source xlink:href="../Sales.ods" table:table-name="Ja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4-30%20(Apr10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string">
            <text:p>Purchases           Net of Vat</text:p>
          </table:table-cell>
        </table:table-row>
      </table:table>
      <table:table table:name="'file:///C:/Users/Antony/diy/UK/UK%202009-2010%20Company/UK%202010-04-30%20(Apr10)%20Company%20OO/Purchases.ods'#May09" table:print="false" table:style-name="ta_extref">
        <table:table-source xlink:href="../Purchases.ods" table:table-name="May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Jun09" table:print="false" table:style-name="ta_extref">
        <table:table-source xlink:href="../Purchases.ods" table:table-name="Jun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Jul09" table:print="false" table:style-name="ta_extref">
        <table:table-source xlink:href="../Purchases.ods" table:table-name="Jul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Aug09" table:print="false" table:style-name="ta_extref">
        <table:table-source xlink:href="../Purchases.ods" table:table-name="Aug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Sep09" table:print="false" table:style-name="ta_extref">
        <table:table-source xlink:href="../Purchases.ods" table:table-name="Sep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Oct09" table:print="false" table:style-name="ta_extref">
        <table:table-source xlink:href="../Purchases.ods" table:table-name="Oct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Nov09" table:print="false" table:style-name="ta_extref">
        <table:table-source xlink:href="../Purchases.ods" table:table-name="Nov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Dec09" table:print="false" table:style-name="ta_extref">
        <table:table-source xlink:href="../Purchas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Jan10" table:print="false" table:style-name="ta_extref">
        <table:table-source xlink:href="../Purchases.ods" table:table-name="Ja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4-30%20(Apr10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string">
            <text:p>Purchases           Net of Vat</text:p>
          </table:table-cell>
        </table:table-row>
      </table:table>
      <table:table table:name="'file:///C:/Users/Antony/diy/UK/UK%202009-2010%20Company/UK%202010-04-30%20(Apr10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7">
          <table:table-cell table:number-columns-repeated="2"/>
        </table:table-row>
        <table:table-row>
          <table:table-cell/>
          <table:table-cell table:style-name="ce2" office:value-type="float" office:value="39903">
            <text:p>3990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33">
            <text:p>399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64">
            <text:p>399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94">
            <text:p>39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025">
            <text:p>400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056">
            <text:p>4005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086">
            <text:p>400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90">
            <text:p>403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number-style style:name="N123">
      <number:number number:decimal-places="0" number:min-integer-digits="2"/>
    </number:number-style>
    <number:number-style style:name="N124">
      <number:number number:decimal-places="2" number:min-integer-digits="1"/>
      <number:text> </number:text>
    </number:number-style>
    <number:number-style style:name="N125P0" style:volatile="true">
      <number:number number:decimal-places="2" number:min-integer-digits="1"/>
      <number:text> </number:text>
    </number:number-style>
    <number:number-style style:name="N125">
      <style:text-properties fo:color="#ff0000"/>
      <number:text>-</number:text>
      <number:number number:decimal-places="2" number:min-integer-digits="1"/>
      <number:text> </number:text>
      <style:map style:condition="value()&gt;=0" style:apply-style-name="N125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30/11/2010</text:date>, <text:time>21:4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1-30">30/11/2010</text:date> <text:s/><text:time>21:45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0-11-30">30/11/2010</text:date> <text:s/><text:time>21:45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0-11-30">30/11/2010</text:date> <text:s/><text:time>21:45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0-11-30">30/11/2010</text:date> <text:s/><text:time>21:45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1-30">30/11/2010</text:date> <text:s/><text:time>21:45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1-30">30/11/2010</text:date> <text:s/><text:time>21:45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  <style:master-page style:name="mp8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1-30T21:45:09.07</dc:date>
    <meta:print-date>2007-02-10T23:38:25Z</meta:print-date>
    <meta:editing-duration>PT00H02M49S</meta:editing-duration>
    <meta:editing-cycles>1</meta:editing-cycles>
    <meta:document-statistic meta:table-count="14" meta:cell-count="5266" meta:object-count="0"/>
  </office:meta>
</office:document-meta>
</file>